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5mm"/>
    </style:style>
    <style:style style:name="co2" style:family="table-column">
      <style:table-column-properties fo:break-before="auto" style:column-width="73.5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14.69mm"/>
    </style:style>
    <style:style style:name="co5" style:family="table-column">
      <style:table-column-properties fo:break-before="auto" style:column-width="16.09mm"/>
    </style:style>
    <style:style style:name="co6" style:family="table-column">
      <style:table-column-properties fo:break-before="auto" style:column-width="68.33mm"/>
    </style:style>
    <style:style style:name="co7" style:family="table-column">
      <style:table-column-properties fo:break-before="auto" style:column-width="28.75mm"/>
    </style:style>
    <style:style style:name="co8" style:family="table-column">
      <style:table-column-properties fo:break-before="auto" style:column-width="22.67mm"/>
    </style:style>
    <style:style style:name="co9" style:family="table-column">
      <style:table-column-properties fo:break-before="auto" style:column-width="72.21mm"/>
    </style:style>
    <style:style style:name="co10" style:family="table-column">
      <style:table-column-properties fo:break-before="auto" style:column-width="39.86mm"/>
    </style:style>
    <style:style style:name="co11" style:family="table-column">
      <style:table-column-properties fo:break-before="auto" style:column-width="50.09mm"/>
    </style:style>
    <style:style style:name="co12" style:family="table-column">
      <style:table-column-properties fo:break-before="auto" style:column-width="25.75mm"/>
    </style:style>
    <style:style style:name="co13" style:family="table-column">
      <style:table-column-properties fo:break-before="auto" style:column-width="40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cc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cc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ffcc00"/>
      <style:text-properties style:use-window-font-color="true" fo:font-weight="normal" style:font-weight-asian="normal" style:font-weight-complex="normal"/>
    </style:style>
    <style:style style:name="ce6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" style:family="table-cell" style:parent-style-name="Default">
      <style:table-cell-properties fo:wrap-option="wrap"/>
    </style:style>
    <style:style style:name="ce8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cc00" fo:wrap-option="wrap"/>
    </style:style>
    <style:style style:name="ce10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fo:color="#ff3333" fo:font-weight="normal" style:font-weight-asian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fo:font-weight="normal" style:font-weight-asian="normal" style:font-weight-complex="normal"/>
    </style:style>
    <style:style style:name="ce13" style:family="table-cell" style:parent-style-name="Default">
      <style:table-cell-properties fo:background-color="transparent" fo:wrap-option="wrap"/>
    </style:style>
    <style:style style:name="ce14" style:family="table-cell" style:parent-style-name="Default">
      <style:table-cell-properties fo:background-color="#ffcc00" fo:wrap-option="wrap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ffcc00" fo:wrap-option="wrap"/>
      <style:text-properties style:use-window-font-color="true" fo:font-weight="normal" style:font-weight-asian="normal" style:font-weight-complex="normal"/>
    </style:style>
    <style:style style:name="ce16" style:family="table-cell" style:parent-style-name="Default">
      <style:table-cell-properties fo:background-color="transparent" fo:wrap-option="wrap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ackground-color="transparent" fo:wrap-option="wrap"/>
      <style:text-properties style:use-window-font-color="true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cc00"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22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23" style:family="table-cell" style:parent-style-name="Default">
      <style:table-cell-properties fo:background-color="#ffcc00" style:text-align-source="fix" style:repeat-content="false"/>
      <style:paragraph-properties fo:text-align="center" fo:margin-left="0mm"/>
      <style:text-properties style:use-window-font-color="true" fo:font-weight="normal" style:font-weight-asian="normal" style:font-weight-complex="normal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25" style:family="table-cell" style:parent-style-name="Default">
      <style:table-cell-properties fo:wrap-option="wrap"/>
      <style:text-properties fo:color="#ff3333"/>
    </style:style>
    <style:style style:name="ce26" style:family="table-cell" style:parent-style-name="Default">
      <style:table-cell-properties fo:background-color="#ffcc00"/>
      <style:text-properties style:use-window-font-color="true"/>
    </style:style>
    <style:style style:name="ce27" style:family="table-cell" style:parent-style-name="Default" style:data-style-name="N113"/>
    <style:style style:name="ce28" style:family="table-cell" style:parent-style-name="Default" style:data-style-name="N113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7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7"/>
        <table:table-column table:style-name="co7" table:default-cell-style-name="Default"/>
        <table:table-column table:style-name="co3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8" office:value-type="string" calcext:value-type="string">
            <text:p>Description</text:p>
          </table:table-cell>
          <table:table-cell table:style-name="ce19" office:value-type="string" calcext:value-type="string">
            <text:p>Qty</text:p>
          </table:table-cell>
          <table:table-cell table:style-name="ce19" office:value-type="string" calcext:value-type="string">
            <text:p>Unit (£)</text:p>
          </table:table-cell>
          <table:table-cell table:style-name="ce19" office:value-type="string" calcext:value-type="string">
            <text:p>Total (£)</text:p>
          </table:table-cell>
          <table:table-cell table:style-name="ce8" office:value-type="string" calcext:value-type="string">
            <text:p>Link</text:p>
          </table:table-cell>
          <table:table-cell table:style-name="ce1" office:value-type="string" calcext:value-type="string">
            <text:p>Qty Needed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Material</text:p>
          </table:table-cell>
          <table:table-cell table:number-columns-repeated="1022"/>
        </table:table-row>
        <table:table-row table:style-name="ro2">
          <table:table-cell table:style-name="ce2"/>
          <table:table-cell table:style-name="ce9" office:value-type="string" calcext:value-type="string">
            <text:p>Hobbarts 9mm Panel LaserPly 800x45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9" calcext:value-type="float">
            <text:p>9</text:p>
          </table:table-cell>
          <table:table-cell table:style-name="ce20" table:formula="of:=[.C6]*[.D6]" office:value-type="float" office:value="9" calcext:value-type="float">
            <text:p>9</text:p>
          </table:table-cell>
          <table:table-cell table:style-name="ce2" office:value-type="string" calcext:value-type="string">
            <text:p><text:a xlink:href="https://hobarts.com/sheet-materials/wood/wood:-laserply-birch-plywood_124_15_56/9mm-laser-grade-birch-plywood-p-392.html" xlink:type="simple">https://hobarts.com/sheet-materials/wood/wood:-laserply-birch-plywood_124_15_56/9mm-laser-grade-birch-plywood-p-392.html</text:a></text:p>
          </table:table-cell>
          <table:table-cell table:style-name="ce2" table:number-columns-repeated="1018"/>
        </table:table-row>
        <table:table-row table:style-name="ro2">
          <table:table-cell table:style-name="ce2"/>
          <table:table-cell table:style-name="ce9" office:value-type="string" calcext:value-type="string">
            <text:p>Black Acrylic Sheet 600 x 400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7.15" calcext:value-type="float">
            <text:p>7.15</text:p>
          </table:table-cell>
          <table:table-cell table:style-name="ce20" table:formula="of:=[.C7]*[.D7]" office:value-type="float" office:value="7.15" calcext:value-type="float">
            <text:p>7.15</text:p>
          </table:table-cell>
          <table:table-cell table:style-name="ce9" office:value-type="string" calcext:value-type="string">
            <text:p><text:a xlink:href="https://hobarts.com/sheet-materials/acrylic/acrylic-sheet-solid-colours_124_7_4/3mm-black-cast-acrylic-p-906.html" xlink:type="simple">https://hobarts.com/sheet-materials/acrylic/acrylic-sheet-solid-colours_124_7_4/3mm-black-cast-acrylic-p-906.html</text:a></text:p>
          </table:table-cell>
          <table:table-cell table:style-name="ce2" table:number-columns-repeated="1018"/>
        </table:table-row>
        <table:table-row table:style-name="ro2">
          <table:table-cell table:style-name="ce2"/>
          <table:table-cell table:style-name="ce9" office:value-type="string" calcext:value-type="string">
            <text:p>GT2 Timing Belt – 2meters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4.49" calcext:value-type="float">
            <text:p>4.49</text:p>
          </table:table-cell>
          <table:table-cell table:style-name="ce20" table:formula="of:=[.C8]*[.D8]" office:value-type="float" office:value="4.49" calcext:value-type="float">
            <text:p>4.49</text:p>
          </table:table-cell>
          <table:table-cell table:style-name="ce9" office:value-type="string" calcext:value-type="string">
            <text:p><text:a xlink:href="http://www.amazon.co.uk/Meters-Timing-Printing-Printer-Reprap/dp/B00WR9993Q/ref=sr_1_1?ie=UTF8&amp;qid=1433635067&amp;sr=8-1&amp;keywords=GT2+Timing+Belt" xlink:type="simple">http://www.amazon.co.uk/Meters-Timing-Printing-Printer-Reprap/dp/B00WR9993Q/ref=sr_1_1?ie=UTF8&amp;qid=1433635067&amp;sr=8-1&amp;keywords=GT2+Timing+Belt</text:a></text:p>
          </table:table-cell>
          <table:table-cell table:style-name="ce2" table:number-columns-repeated="1018"/>
        </table:table-row>
        <table:table-row table:style-name="ro3">
          <table:table-cell table:number-columns-repeated="4"/>
          <table:table-cell table:style-name="Default"/>
          <table:table-cell table:style-name="ce25" office:value-type="string" calcext:value-type="string">
            <text:p>TODO check how much of the above is need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8" office:value-type="string" calcext:value-type="string">
            <text:p>Electronics</text:p>
          </table:table-cell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Arduino Due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table:style-name="ce21" table:formula="of:=[.C12]*[.D12]" office:value-type="float" office:value="38" calcext:value-type="float">
            <text:p>38</text:p>
          </table:table-cell>
          <table:table-cell office:value-type="string" calcext:value-type="string">
            <text:p><text:a xlink:href="http://www.amazon.co.uk/367/dp/B00A6C3JN2/ref=sr_1_1?ie=UTF8&amp;qid=1433514653&amp;sr=8-1&amp;keywords=arduino+due" xlink:type="simple">http://www.amazon.co.uk/367/dp/B00A6C3JN2/ref=sr_1_1?ie=UTF8&amp;qid=1433514653&amp;sr=8-1&amp;keywords=arduino+due</text:a></text:p>
          </table:table-cell>
          <table:table-cell/>
          <table:table-cell office:value-type="string" calcext:value-type="string">
            <text:p>TODO replace this with custom board</text:p>
          </table:table-cell>
          <table:table-cell table:number-columns-repeated="1016"/>
        </table:table-row>
        <table:table-row table:style-name="ro2">
          <table:table-cell/>
          <table:table-cell table:style-name="ce11" office:value-type="string" calcext:value-type="string">
            <text:p>TODO Stepper Controllers</text:p>
          </table:table-cell>
          <table:table-cell table:number-columns-repeated="2"/>
          <table:table-cell table:style-name="ce21"/>
          <table:table-cell table:number-columns-repeated="1019"/>
        </table:table-row>
        <table:table-row table:style-name="ro2">
          <table:table-cell/>
          <table:table-cell table:style-name="ce12" office:value-type="string" calcext:value-type="string">
            <text:p>Stepper Motor Driver</text:p>
          </table:table-cell>
          <table:table-cell office:value-type="float" office:value="3" calcext:value-type="float">
            <text:p>3</text:p>
          </table:table-cell>
          <table:table-cell office:value-type="float" office:value="11.74" calcext:value-type="float">
            <text:p>11.74</text:p>
          </table:table-cell>
          <table:table-cell table:style-name="ce21" table:formula="of:=[.C14]*[.D14]" office:value-type="float" office:value="35.22" calcext:value-type="float">
            <text:p>35.22</text:p>
          </table:table-cell>
          <table:table-cell office:value-type="string" calcext:value-type="string">
            <text:p><text:a xlink:href="https://www.sparkfun.com/products/12779" xlink:type="simple">https://www.sparkfun.com/products/12779</text:a></text:p>
          </table:table-cell>
          <table:table-cell/>
          <table:table-cell office:value-type="string" calcext:value-type="string">
            <text:p>TODO replace this with custom board</text:p>
          </table:table-cell>
          <table:table-cell table:number-columns-repeated="1016"/>
        </table:table-row>
        <table:table-row table:style-name="ro2">
          <table:table-cell/>
          <table:table-cell office:value-type="string" calcext:value-type="string">
            <text:p>AS5048 Encoder</text:p>
          </table:table-cell>
          <table:table-cell office:value-type="float" office:value="3" calcext:value-type="float">
            <text:p>3</text:p>
          </table:table-cell>
          <table:table-cell office:value-type="float" office:value="5.18" calcext:value-type="float">
            <text:p>5.18</text:p>
          </table:table-cell>
          <table:table-cell table:style-name="ce21" table:formula="of:=[.C15]*[.D15]" office:value-type="float" office:value="15.54" calcext:value-type="float">
            <text:p>15.54</text:p>
          </table:table-cell>
          <table:table-cell office:value-type="string" calcext:value-type="string">
            <text:p><text:a xlink:href="http://www.digikey.com/product-detail/en/AS5048B-HTSP-500/AS5048B-HTSP-500TR-ND/3188616" xlink:type="simple">http://www.digikey.com/product-detail/en/AS5048B-HTSP-500/AS5048B-HTSP-500TR-ND/3188616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Magnet for Encoder</text:p>
          </table:table-cell>
          <table:table-cell office:value-type="float" office:value="3" calcext:value-type="float">
            <text:p>3</text:p>
          </table:table-cell>
          <table:table-cell office:value-type="float" office:value="0.85" calcext:value-type="float">
            <text:p>0.85</text:p>
          </table:table-cell>
          <table:table-cell table:style-name="ce21" table:formula="of:=[.C16]*[.D16]" office:value-type="float" office:value="2.55" calcext:value-type="float">
            <text:p>2.55</text:p>
          </table:table-cell>
          <table:table-cell office:value-type="string" calcext:value-type="string">
            <text:p><text:a xlink:href="http://www.ams.com/eng/Products/Position-Sensors/Magnets/AS5000-MD6SH-1" xlink:type="simple">http://www.ams.com/eng/Products/Position-Sensors/Magnets/AS5000-MD6SH-1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1"/>
          <table:table-cell table:number-columns-repeated="1019"/>
        </table:table-row>
        <table:table-row table:style-name="ro2">
          <table:table-cell/>
          <table:table-cell table:style-name="ce8" office:value-type="string" calcext:value-type="string">
            <text:p>Bearings / Rod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Linear Rod M8mm x 600mm</text:p>
          </table:table-cell>
          <table:table-cell office:value-type="float" office:value="2" calcext:value-type="float">
            <text:p>2</text:p>
          </table:table-cell>
          <table:table-cell office:value-type="float" office:value="5.5" calcext:value-type="float">
            <text:p>5.5</text:p>
          </table:table-cell>
          <table:table-cell table:formula="of:=[.C19]*[.D19]" office:value-type="float" office:value="11" calcext:value-type="float">
            <text:p>11</text:p>
          </table:table-cell>
          <table:table-cell office:value-type="string" calcext:value-type="string">
            <text:p><text:a xlink:href="http://www.amazon.co.uk/Stainless-Steel-Rod-Round-600mm/dp/B00C2PTPC0/ref=sr_1_1?ie=UTF8&amp;qid=1432321041&amp;sr=8-1&amp;keywords=rod+8+x+600mm" xlink:type="simple">http://www.amazon.co.uk/Stainless-Steel-Rod-Round-600mm/dp/B00C2PTPC0/ref=sr_1_1?ie=UTF8&amp;qid=1432321041&amp;sr=8-1&amp;keywords=rod+8+x+600mm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Threaded Rod M8mm x 500mm 2 pack</text:p>
          </table:table-cell>
          <table:table-cell office:value-type="float" office:value="1" calcext:value-type="float">
            <text:p>1</text:p>
          </table:table-cell>
          <table:table-cell office:value-type="float" office:value="3.49" calcext:value-type="float">
            <text:p>3.49</text:p>
          </table:table-cell>
          <table:table-cell table:formula="of:=[.C20]*[.D20]" office:value-type="float" office:value="3.49" calcext:value-type="float">
            <text:p>3.49</text:p>
          </table:table-cell>
          <table:table-cell office:value-type="string" calcext:value-type="string">
            <text:p><text:a xlink:href="http://www.wickes.co.uk/Wickes-Threaded-Rod-M8x500mm-Pack-2/p/511122" xlink:type="simple">http://www.wickes.co.uk/Wickes-Threaded-Rod-M8x500mm-Pack-2/p/511122</text:a>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3" office:value-type="string" calcext:value-type="string">
            <text:p>Radial Ball Bearings 608ZZ Set of 4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5.39" calcext:value-type="float">
            <text:p>5.39</text:p>
          </table:table-cell>
          <table:table-cell table:style-name="ce21" table:formula="of:=[.C21]*[.D21]" office:value-type="float" office:value="10.78" calcext:value-type="float">
            <text:p>10.78</text:p>
          </table:table-cell>
          <table:table-cell table:style-name="ce13" office:value-type="string" calcext:value-type="string">
            <text:p><text:a xlink:href="https://www.adafruit.com/products/1178" xlink:type="simple">https://www.adafruit.com/products/1178</text:a>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Model used on Solidworks = ISO 108, 22mm outer diameter, 8mm inner diameter, 7mm thick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office:value-type="string" calcext:value-type="string">
            <text:p>Linear Bearing 8mm LM8UU x10</text:p>
          </table:table-cell>
          <table:table-cell table:style-name="ce21" office:value-type="float" office:value="2" calcext:value-type="float">
            <text:p>2</text:p>
          </table:table-cell>
          <table:table-cell table:style-name="ce21" office:value-type="float" office:value="6.99" calcext:value-type="float">
            <text:p>6.99</text:p>
          </table:table-cell>
          <table:table-cell table:style-name="ce21" table:formula="of:=[.C22]*[.D22]" office:value-type="float" office:value="13.98" calcext:value-type="float">
            <text:p>13.98</text:p>
          </table:table-cell>
          <table:table-cell table:style-name="ce13" office:value-type="string" calcext:value-type="string">
            <text:p><text:a xlink:href="http://www.amazon.co.uk/gp/product/B009HW409O?psc=1&amp;redirect=true&amp;ref_=oh_aui_detailpage_o00_s00" xlink:type="simple">http://www.amazon.co.uk/gp/product/B009HW409O?psc=1&amp;redirect=true&amp;ref_=oh_aui_detailpage_o00_s00</text:a>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with Cheap chinese ones, some will be duds, adafruit provide best ones</text:p>
          </table:table-cell>
          <table:table-cell table:style-name="ce3" table:number-columns-repeated="1016"/>
        </table:table-row>
        <table:table-row table:style-name="ro2">
          <table:table-cell/>
          <table:table-cell office:value-type="string" calcext:value-type="string">
            <text:p>Linear Bearing 8mm LM8UU</text:p>
          </table:table-cell>
          <table:table-cell office:value-type="float" office:value="0" calcext:value-type="float">
            <text:p>0</text:p>
          </table:table-cell>
          <table:table-cell office:value-type="float" office:value="2.29" calcext:value-type="float">
            <text:p>2.29</text:p>
          </table:table-cell>
          <table:table-cell table:formula="of:=[.C23]*[.D23]" office:value-type="float" office:value="0" calcext:value-type="float">
            <text:p>0</text:p>
          </table:table-cell>
          <table:table-cell office:value-type="string" calcext:value-type="string">
            <text:p><text:a xlink:href="https://www.adafruit.com/products/1181" xlink:type="simple">https://www.adafruit.com/products/1181</text:a>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T2 Pulley 20tooth 8mm bore</text:p>
          </table:table-cell>
          <table:table-cell office:value-type="float" office:value="1" calcext:value-type="float">
            <text:p>1</text:p>
          </table:table-cell>
          <table:table-cell office:value-type="float" office:value="1.57" calcext:value-type="float">
            <text:p>1.57</text:p>
          </table:table-cell>
          <table:table-cell table:formula="of:=[.C24]*[.D24]" office:value-type="float" office:value="1.57" calcext:value-type="float">
            <text:p>1.57</text:p>
          </table:table-cell>
          <table:table-cell office:value-type="string" calcext:value-type="string">
            <text:p><text:a xlink:href="http://www.robotdigg.com/product/23/GT2-Pulley-20-Teeth-8mm-Bore" xlink:type="simple">http://www.robotdigg.com/product/23/GT2-Pulley-20-Teeth-8mm-Bore</text:a>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2">
          <table:table-cell/>
          <table:table-cell table:style-name="ce8" office:value-type="string" calcext:value-type="string">
            <text:p>Motors</text:p>
          </table:table-cell>
          <table:table-cell table:number-columns-repeated="1022"/>
        </table:table-row>
        <table:table-row table:style-name="ro2">
          <table:table-cell table:style-name="ce3"/>
          <table:table-cell table:style-name="ce13" office:value-type="string" calcext:value-type="string">
            <text:p>Stepper Motor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11.59" calcext:value-type="float">
            <text:p>11.59</text:p>
          </table:table-cell>
          <table:table-cell table:style-name="ce21" table:formula="of:=[.C27]*[.D27]" office:value-type="float" office:value="34.77" calcext:value-type="float">
            <text:p>34.77</text:p>
          </table:table-cell>
          <table:table-cell table:style-name="ce13" office:value-type="string" calcext:value-type="string">
            <text:p><text:a xlink:href="https://www.sparkfun.com/products/9238" xlink:type="simple">https://www.sparkfun.com/products/9238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200 Steps NEMA-17</text:p>
          </table:table-cell>
          <table:table-cell table:style-name="ce3" table:number-columns-repeated="1016"/>
        </table:table-row>
        <table:table-row table:style-name="ro2">
          <table:table-cell table:style-name="ce3"/>
          <table:table-cell table:style-name="ce13" office:value-type="string" calcext:value-type="string">
            <text:p>Stepper Motor Mount / Screws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6.94" calcext:value-type="float">
            <text:p>6.94</text:p>
          </table:table-cell>
          <table:table-cell table:style-name="ce21" table:formula="of:=[.C28]*[.D28]" office:value-type="float" office:value="20.82" calcext:value-type="float">
            <text:p>20.82</text:p>
          </table:table-cell>
          <table:table-cell table:style-name="ce13" office:value-type="string" calcext:value-type="string">
            <text:p><text:a xlink:href="https://www.adafruit.com/products/1297" xlink:type="simple">https://www.adafruit.com/products/1297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7"/>
        </table:table-row>
        <table:table-row table:style-name="ro2">
          <table:table-cell table:style-name="ce3"/>
          <table:table-cell table:style-name="ce13" office:value-type="string" calcext:value-type="string">
            <text:p>Stepper Coupler 5mm – 8mm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float" office:value="3.84" calcext:value-type="float">
            <text:p>3.84</text:p>
          </table:table-cell>
          <table:table-cell table:style-name="ce21" table:formula="of:=[.C29]*[.D29]" office:value-type="float" office:value="11.52" calcext:value-type="float">
            <text:p>11.52</text:p>
          </table:table-cell>
          <table:table-cell table:style-name="ce13" office:value-type="string" calcext:value-type="string">
            <text:p><text:a xlink:href="https://www.adafruit.com/products/1176" xlink:type="simple">https://www.adafruit.com/products/1176</text:a>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8" office:value-type="string" calcext:value-type="string">
            <text:p>Screws / Nuts </text:p>
          </table:table-cell>
          <table:table-cell table:number-columns-repeated="5"/>
          <table:table-cell office:value-type="string" calcext:value-type="string">
            <text:p>Sourced from DBA Hardware / Bolt Base</text:p>
          </table:table-cell>
          <table:table-cell table:number-columns-repeated="1016"/>
        </table:table-row>
        <table:table-row table:style-name="ro2">
          <table:table-cell table:style-name="ce4"/>
          <table:table-cell table:style-name="ce14" office:value-type="string" calcext:value-type="string">
            <text:p>Socket Head Bolts – M3 x 40mm len x 2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2.16" calcext:value-type="float">
            <text:p>2.16</text:p>
          </table:table-cell>
          <table:table-cell table:style-name="ce20" table:formula="of:=[.C32]*[.D32]" office:value-type="float" office:value="2.16" calcext:value-type="float">
            <text:p>2.16</text:p>
          </table:table-cell>
          <table:table-cell table:style-name="ce14" office:value-type="string" calcext:value-type="string">
            <text:p><text:a xlink:href="http://www.amazon.co.uk/Bolt-Base-Stainless-Steel-Socket/dp/B00B3RLEHM/ref=sr_1_12?ie=UTF8&amp;qid=1433518116&amp;sr=8-12&amp;keywords=M3+40mm+bolt" xlink:type="simple">http://www.amazon.co.uk/Bolt-Base-Stainless-Steel-Socket/dp/B00B3RLEHM/ref=sr_1_12?ie=UTF8&amp;qid=1433518116&amp;sr=8-12&amp;keywords=M3+40mm+bolt</text:a>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1017"/>
        </table:table-row>
        <table:table-row table:style-name="ro2">
          <table:table-cell table:style-name="ce4"/>
          <table:table-cell table:style-name="ce14" office:value-type="string" calcext:value-type="string">
            <text:p>Socket Head Bolts – M3 x 20mm len x 2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0.32" calcext:value-type="float">
            <text:p>0.32</text:p>
          </table:table-cell>
          <table:table-cell table:style-name="ce20" table:formula="of:=[.C33]*[.D33]" office:value-type="float" office:value="0.32" calcext:value-type="float">
            <text:p>0.32</text:p>
          </table:table-cell>
          <table:table-cell table:style-name="ce14" office:value-type="string" calcext:value-type="string">
            <text:p><text:a xlink:href="http://www.amazon.co.uk/Socket-Bolts-Stainless-Screws-Delivery/dp/B00A6YUCQC/ref=sr_1_fkmr3_1?ie=UTF8&amp;qid=1433527461&amp;sr=8-1-fkmr3&amp;keywords=M3+15mm+bolt+DBA+hardware" xlink:type="simple">http://www.amazon.co.uk/Socket-Bolts-Stainless-Screws-Delivery/dp/B00A6YUCQC/ref=sr_1_fkmr3_1?ie=UTF8&amp;qid=1433527461&amp;sr=8-1-fkmr3&amp;keywords=M3+15mm+bolt+DBA+hardware</text:a>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2">
          <table:table-cell table:style-name="ce4"/>
          <table:table-cell table:style-name="ce14" office:value-type="string" calcext:value-type="string">
            <text:p>Socket Head Bolts – M3 x 8mm len x 16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.93" calcext:value-type="float">
            <text:p>1.93</text:p>
          </table:table-cell>
          <table:table-cell table:style-name="ce20" table:formula="of:=[.C34]*[.D34]" office:value-type="float" office:value="1.93" calcext:value-type="float">
            <text:p>1.93</text:p>
          </table:table-cell>
          <table:table-cell table:style-name="ce14" office:value-type="string" calcext:value-type="string">
            <text:p><text:a xlink:href="http://www.amazon.co.uk/Tensile-Button-Setscrew-Socket-Screws/dp/B00HUVT3SM/ref=sr_1_8?ie=UTF8&amp;qid=1433535555&amp;sr=8-8&amp;keywords=M3+socket+DBA+Hardware" xlink:type="simple">http://www.amazon.co.uk/Tensile-Button-Setscrew-Socket-Screws/dp/B00HUVT3SM/ref=sr_1_8?ie=UTF8&amp;qid=1433535555&amp;sr=8-8&amp;keywords=M3+socket+DBA+Hardware</text:a></text:p>
          </table:table-cell>
          <table:table-cell table:style-name="ce4" office:value-type="float" office:value="12" calcext:value-type="float">
            <text:p>12</text:p>
          </table:table-cell>
          <table:table-cell table:style-name="ce4" table:number-columns-repeated="1017"/>
        </table:table-row>
        <table:table-row table:style-name="ro2">
          <table:table-cell table:style-name="ce4"/>
          <table:table-cell table:style-name="ce14" office:value-type="string" calcext:value-type="string">
            <text:p>LockNuts – M3 x 5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.99" calcext:value-type="float">
            <text:p>1.99</text:p>
          </table:table-cell>
          <table:table-cell table:style-name="ce20" table:formula="of:=[.C35]*[.D35]" office:value-type="float" office:value="1.99" calcext:value-type="float">
            <text:p>1.99</text:p>
          </table:table-cell>
          <table:table-cell table:style-name="ce14" office:value-type="string" calcext:value-type="string">
            <text:p><text:a xlink:href="http://www.amazon.co.uk/Nyloc-Nylon-Insert-Stainless-Delivery/dp/B00A6ED8MM/ref=sr_1_sc_1?ie=UTF8&amp;qid=1433518303&amp;sr=8-1-spell&amp;keywords=Locknuts+M3+DBA+Hardware" xlink:type="simple">http://www.amazon.co.uk/Nyloc-Nylon-Insert-Stainless-Delivery/dp/B00A6ED8MM/ref=sr_1_sc_1?ie=UTF8&amp;qid=1433518303&amp;sr=8-1-spell&amp;keywords=Locknuts+M3+DBA+Hardware</text:a></text:p>
          </table:table-cell>
          <table:table-cell table:style-name="ce2" office:value-type="float" office:value="30" calcext:value-type="float">
            <text:p>30</text:p>
          </table:table-cell>
          <table:table-cell table:style-name="ce4" table:number-columns-repeated="1017"/>
        </table:table-row>
        <table:table-row table:style-name="ro2">
          <table:table-cell table:style-name="ce4"/>
          <table:table-cell table:style-name="ce14" office:value-type="string" calcext:value-type="string">
            <text:p>Washers – M3 x 7mm dia x 50</text:p>
          </table:table-cell>
          <table:table-cell table:style-name="ce22" office:value-type="float" office:value="2" calcext:value-type="float">
            <text:p>2</text:p>
          </table:table-cell>
          <table:table-cell table:style-name="ce22" office:value-type="float" office:value="1.68" calcext:value-type="float">
            <text:p>1.68</text:p>
          </table:table-cell>
          <table:table-cell table:style-name="ce20" table:formula="of:=[.C36]*[.D36]" office:value-type="float" office:value="3.36" calcext:value-type="float">
            <text:p>3.36</text:p>
          </table:table-cell>
          <table:table-cell table:style-name="ce14" office:value-type="string" calcext:value-type="string">
            <text:p><text:a xlink:href="http://www.amazon.co.uk/Washer-3-2mm-Stainless-Washers-Delivery/dp/B00A6PGHC4/ref=sr_1_3?ie=UTF8&amp;qid=1433518369&amp;sr=8-3&amp;keywords=washers+M3+DBA+Hardware" xlink:type="simple">http://www.amazon.co.uk/Washer-3-2mm-Stainless-Washers-Delivery/dp/B00A6PGHC4/ref=sr_1_3?ie=UTF8&amp;qid=1433518369&amp;sr=8-3&amp;keywords=washers+M3+DBA+Hardware</text:a></text:p>
          </table:table-cell>
          <table:table-cell table:style-name="ce4" office:value-type="float" office:value="60" calcext:value-type="float">
            <text:p>60</text:p>
          </table:table-cell>
          <table:table-cell table:style-name="ce2" office:value-type="string" calcext:value-type="string">
            <text:p>In solidworks used ISO Washer 7092 SmallGrade</text:p>
          </table:table-cell>
          <table:table-cell table:style-name="ce4" table:number-columns-repeated="1016"/>
        </table:table-row>
        <table:table-row table:style-name="ro2">
          <table:table-cell table:style-name="ce4"/>
          <table:table-cell table:style-name="ce14" office:value-type="string" calcext:value-type="string">
            <text:p>Socket Head Bolts – M4 x 20mm len x 20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.62" calcext:value-type="float">
            <text:p>1.62</text:p>
          </table:table-cell>
          <table:table-cell table:style-name="ce20" table:formula="of:=[.C37]*[.D37]" office:value-type="float" office:value="1.62" calcext:value-type="float">
            <text:p>1.62</text:p>
          </table:table-cell>
          <table:table-cell table:style-name="ce14" office:value-type="string" calcext:value-type="string">
            <text:p><text:a xlink:href="http://www.amazon.co.uk/Button-Screws-Stainless-Socket-Delivery/dp/B00A7BUO1C/ref=sr_1_8?ie=UTF8&amp;qid=1433534992&amp;sr=8-8&amp;keywords=M4+socket+DBA+Hardware" xlink:type="simple">http://www.amazon.co.uk/Button-Screws-Stainless-Socket-Delivery/dp/B00A7BUO1C/ref=sr_1_8?ie=UTF8&amp;qid=1433534992&amp;sr=8-8&amp;keywords=M4+socket+DBA+Hardware</text:a></text:p>
          </table:table-cell>
          <table:table-cell table:style-name="ce4" office:value-type="float" office:value="4" calcext:value-type="float">
            <text:p>4</text:p>
          </table:table-cell>
          <table:table-cell table:style-name="ce2"/>
          <table:table-cell table:style-name="ce4" table:number-columns-repeated="1016"/>
        </table:table-row>
        <table:table-row table:style-name="ro2">
          <table:table-cell table:style-name="ce5"/>
          <table:table-cell table:style-name="ce15" office:value-type="string" calcext:value-type="string">
            <text:p>Washers – M4 x 9mm dia x 5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.55" calcext:value-type="float">
            <text:p>1.55</text:p>
          </table:table-cell>
          <table:table-cell table:style-name="ce20" table:formula="of:=[.C38]*[.D38]" office:value-type="float" office:value="1.55" calcext:value-type="float">
            <text:p>1.55</text:p>
          </table:table-cell>
          <table:table-cell table:style-name="ce15" office:value-type="string" calcext:value-type="string">
            <text:p><text:a xlink:href="http://www.amazon.co.uk/Washer-4-3mm-Stainless-Washers-Delivery/dp/B00A6PILR8/ref=sr_1_2?ie=UTF8&amp;qid=1433535936&amp;sr=8-2&amp;keywords=M4+washer+DBA+Hardware" xlink:type="simple">http://www.amazon.co.uk/Washer-4-3mm-Stainless-Washers-Delivery/dp/B00A6PILR8/ref=sr_1_2?ie=UTF8&amp;qid=1433535936&amp;sr=8-2&amp;keywords=M4+washer+DBA+Hardware</text:a></text:p>
          </table:table-cell>
          <table:table-cell table:style-name="ce5" office:value-type="float" office:value="8" calcext:value-type="float">
            <text:p>8</text:p>
          </table:table-cell>
          <table:table-cell table:style-name="ce26"/>
          <table:table-cell table:style-name="ce5" table:number-columns-repeated="1016"/>
        </table:table-row>
        <table:table-row table:style-name="ro2">
          <table:table-cell table:style-name="ce5"/>
          <table:table-cell table:style-name="ce14" office:value-type="string" calcext:value-type="string">
            <text:p>Nuts – M4 x50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float" office:value="1.4" calcext:value-type="float">
            <text:p>1.4</text:p>
          </table:table-cell>
          <table:table-cell table:style-name="ce20" table:formula="of:=[.C39]*[.D39]" office:value-type="float" office:value="1.4" calcext:value-type="float">
            <text:p>1.4</text:p>
          </table:table-cell>
          <table:table-cell table:style-name="ce15" office:value-type="string" calcext:value-type="string">
            <text:p><text:a xlink:href="http://www.amazon.co.uk/Full-Stainless-Steel-Hexagon-Delivery/dp/B00A6G5H0G/ref=sr_1_4?ie=UTF8&amp;qid=1433536128&amp;sr=8-4&amp;keywords=M4+nuts+DBA+Hardware" xlink:type="simple">http://www.amazon.co.uk/Full-Stainless-Steel-Hexagon-Delivery/dp/B00A6G5H0G/ref=sr_1_4?ie=UTF8&amp;qid=1433536128&amp;sr=8-4&amp;keywords=M4+nuts+DBA+Hardware</text:a></text:p>
          </table:table-cell>
          <table:table-cell table:style-name="ce5" office:value-type="float" office:value="4" calcext:value-type="float">
            <text:p>4</text:p>
          </table:table-cell>
          <table:table-cell table:style-name="ce26"/>
          <table:table-cell table:style-name="ce5" table:number-columns-repeated="1016"/>
        </table:table-row>
        <table:table-row table:style-name="ro2">
          <table:table-cell table:style-name="ce6"/>
          <table:table-cell table:style-name="ce16" office:value-type="string" calcext:value-type="string">
            <text:p>Washers – M8 x 16dia x 5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.95" calcext:value-type="float">
            <text:p>1.95</text:p>
          </table:table-cell>
          <table:table-cell table:style-name="ce21" table:formula="of:=[.C40]*[.D40]" office:value-type="float" office:value="1.95" calcext:value-type="float">
            <text:p>1.95</text:p>
          </table:table-cell>
          <table:table-cell table:style-name="ce16" office:value-type="string" calcext:value-type="string">
            <text:p><text:a xlink:href="http://www.amazon.co.uk/Washer-8-4mm-Stainless-Washers-Delivery/dp/B00A6PS2QI/ref=sr_1_2?ie=UTF8&amp;qid=1433516514&amp;sr=8-2&amp;keywords=M8+washers+DBA+Hardware" xlink:type="simple">http://www.amazon.co.uk/Washer-8-4mm-Stainless-Washers-Delivery/dp/B00A6PS2QI/ref=sr_1_2?ie=UTF8&amp;qid=1433516514&amp;sr=8-2&amp;keywords=M8+washers+DBA+Hardware</text:a></text:p>
          </table:table-cell>
          <table:table-cell table:style-name="ce6" office:value-type="float" office:value="4" calcext:value-type="float">
            <text:p>4</text:p>
          </table:table-cell>
          <table:table-cell table:style-name="ce3" office:value-type="string" calcext:value-type="string">
            <text:p>In solidworks used ISO Washer 7091 NormalGrade</text:p>
          </table:table-cell>
          <table:table-cell table:style-name="ce6" table:number-columns-repeated="1016"/>
        </table:table-row>
        <table:table-row table:style-name="ro2">
          <table:table-cell table:style-name="ce6"/>
          <table:table-cell table:style-name="ce16" office:value-type="string" calcext:value-type="string">
            <text:p>LockNuts – M8 x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.2" calcext:value-type="float">
            <text:p>2.2</text:p>
          </table:table-cell>
          <table:table-cell table:style-name="ce21" table:formula="of:=[.C41]*[.D41]" office:value-type="float" office:value="2.2" calcext:value-type="float">
            <text:p>2.2</text:p>
          </table:table-cell>
          <table:table-cell table:style-name="ce16" office:value-type="string" calcext:value-type="string">
            <text:p><text:a xlink:href="http://www.amazon.co.uk/Nyloc-Nylon-Insert-Stainless-Delivery/dp/B00A6FI2GS/ref=sr_1_1?ie=UTF8&amp;qid=1433534673&amp;sr=8-1&amp;keywords=M8+nut+DBA+Hardware" xlink:type="simple">http://www.amazon.co.uk/Nyloc-Nylon-Insert-Stainless-Delivery/dp/B00A6FI2GS/ref=sr_1_1?ie=UTF8&amp;qid=1433534673&amp;sr=8-1&amp;keywords=M8+nut+DBA+Hardware</text:a></text:p>
          </table:table-cell>
          <table:table-cell table:style-name="ce6" office:value-type="float" office:value="1" calcext:value-type="float">
            <text:p>1</text:p>
          </table:table-cell>
          <table:table-cell table:style-name="ce6" table:number-columns-repeated="1017"/>
        </table:table-row>
        <table:table-row table:style-name="ro2">
          <table:table-cell table:style-name="ce6"/>
          <table:table-cell table:style-name="ce16" office:value-type="string" calcext:value-type="string">
            <text:p>Nuts – M8 x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.85" calcext:value-type="float">
            <text:p>1.85</text:p>
          </table:table-cell>
          <table:table-cell table:style-name="ce21" table:formula="of:=[.C42]*[.D42]" office:value-type="float" office:value="1.85" calcext:value-type="float">
            <text:p>1.85</text:p>
          </table:table-cell>
          <table:table-cell table:style-name="ce16" office:value-type="string" calcext:value-type="string">
            <text:p><text:a xlink:href="http://www.amazon.co.uk/Full-Stainless-Steel-Hexagon-Delivery/dp/B00A6GAIC8/ref=sr_1_3?ie=UTF8&amp;qid=1433534673&amp;sr=8-3&amp;keywords=M8+nut+DBA+Hardware" xlink:type="simple">http://www.amazon.co.uk/Full-Stainless-Steel-Hexagon-Delivery/dp/B00A6GAIC8/ref=sr_1_3?ie=UTF8&amp;qid=1433534673&amp;sr=8-3&amp;keywords=M8+nut+DBA+Hardware</text:a>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number-columns-repeated="1017"/>
        </table:table-row>
        <table:table-row table:style-name="ro2">
          <table:table-cell table:style-name="ce3"/>
          <table:table-cell table:style-name="ce3" office:value-type="string" calcext:value-type="string">
            <text:p>Assorted Springs (need 2 x 8mm)</text:p>
          </table:table-cell>
          <table:table-cell table:style-name="ce21" office:value-type="float" office:value="1" calcext:value-type="float">
            <text:p>1</text:p>
          </table:table-cell>
          <table:table-cell table:style-name="ce21" office:value-type="float" office:value="9.99" calcext:value-type="float">
            <text:p>9.99</text:p>
          </table:table-cell>
          <table:table-cell table:style-name="ce21" table:formula="of:=[.C43]*[.D43]" office:value-type="float" office:value="9.99" calcext:value-type="float">
            <text:p>9.99</text:p>
          </table:table-cell>
          <table:table-cell table:style-name="ce3" office:value-type="string" calcext:value-type="string">
            <text:p><text:a xlink:href="http://www.clasohlson.com/uk/Assorted-Springs/31-2132" xlink:type="simple">http://www.clasohlson.com/uk/Assorted-Springs/31-2132</text:a></text:p>
          </table:table-cell>
          <table:table-cell table:style-name="ce3" office:value-type="float" office:value="2" calcext:value-type="float">
            <text:p>2</text:p>
          </table:table-cell>
          <table:table-cell table:style-name="ce3" table:number-columns-repeated="1017"/>
        </table:table-row>
        <table:table-row table:style-name="ro1" table:number-rows-repeated="2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Assembly A – Xaxis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Socket Head Bolts – M3 x 40mm len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LockNuts – M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Washers – M3 x 7mm di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Washers – M8 x 15.5di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nti-Backlash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Assorted Springs 8mm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nti-Backlash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Linear Bearing 8mm LM8UU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Nuts – 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Assembly D – Xaxis Base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Socket Head Bolts – M3 x 20mm len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LockNuts – M3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Washers – M3 x 7mm dia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Radial Ball Bearings 608ZZ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string" calcext:value-type="string">
            <text:p>LockNuts – M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string" calcext:value-type="string">
            <text:p>Nuts – M8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Assembly D – Stepper Mount</text:p>
          </table:table-cell>
          <table:table-cell table:number-columns-repeated="1022"/>
        </table:table-row>
        <table:table-row table:style-name="ro2">
          <table:table-cell/>
          <table:table-cell table:style-name="ce10" office:value-type="string" calcext:value-type="string">
            <text:p>Socket Head Bolts – M3 x 8mm le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Washers – M3 x 7mm dia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Socket Head Bolts – M4 x 20mm len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2">
          <table:table-cell/>
          <table:table-cell table:style-name="ce17" office:value-type="string" calcext:value-type="string">
            <text:p>Washers – M4 x 9mm di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2">
          <table:table-cell/>
          <table:table-cell table:style-name="ce12" office:value-type="string" calcext:value-type="string">
            <text:p>Nuts – M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tepper Bracket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2">
          <table:table-cell/>
          <table:table-cell table:style-name="ce8" office:value-type="string" calcext:value-type="string">
            <text:p>Assembly D – Pulley Mount1</text:p>
          </table:table-cell>
          <table:table-cell table:number-columns-repeated="1022"/>
        </table:table-row>
        <table:table-row table:style-name="ro2">
          <table:table-cell/>
          <table:table-cell table:style-name="ce3" office:value-type="string" calcext:value-type="string">
            <text:p>Socket Head Bolts – M3 x 40mm len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Washers – M3 x 7mm dia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16" office:value-type="string" calcext:value-type="string">
            <text:p>LockNuts – M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Fasteners</text:p>
          </table:table-cell>
          <table:table-cell table:number-columns-repeated="1018"/>
        </table:table-row>
        <table:table-row table:style-name="ro2">
          <table:table-cell/>
          <table:table-cell table:style-name="ce10" office:value-type="string" calcext:value-type="string">
            <text:p>Nuts – M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table:style-name="ce3" office:value-type="string" calcext:value-type="string">
            <text:p>Radial Ball Bearings 608ZZ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GT2 Pulley 20tooth 8mm bore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xi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2">
          <table:table-cell table:number-columns-repeated="4"/>
          <table:table-cell table:style-name="ce19" table:formula="of:=SUM([.E4:.E75])" office:value-type="float" office:value="250.2" calcext:value-type="float">
            <text:p>250.2</text:p>
          </table:table-cell>
          <table:table-cell table:style-name="ce8" office:value-type="string" calcext:value-type="string">
            <text:p>Grand Total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ink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www.diydata.com/information/screwholes/screwholes.php" xlink:type="simple">http://www.diydata.com/information/screwholes/screwholes.php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www.trfastenings.com/pages/Tapping+Sizes+and+Clearance+Holes" xlink:type="simple">http://www.trfastenings.com/pages/Tapping+Sizes+and+Clearance+Holes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s://docs.google.com/spreadsheets/d/1oVcTCycR9qHi5JeS0x5Of-aC_XsIiMkX0GsWGpkmOUA/edit#gid=0" xlink:type="simple">https://docs.google.com/spreadsheets/d/1oVcTCycR9qHi5JeS0x5Of-aC_XsIiMkX0GsWGpkmOUA/edit#gid=0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uk.mouser.com/new/ams/ams-as5048-sensor/" xlink:type="simple">http://uk.mouser.com/new/ams/ams-as5048-sensor/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handycrowd.com/screws-explained-gauge-size-pilot-holes-and-wall-plugs/" xlink:type="simple">http://handycrowd.com/screws-explained-gauge-size-pilot-holes-and-wall-plugs/</text:a>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<text:a xlink:href="http://www.bwc.com/shop/dualvee-single-edge-track.html" xlink:type="simple">http://www.bwc.com/shop/dualvee-single-edge-track.html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table:style-name="Default"/>
          <table:table-cell table:style-name="ce18"/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ce18"/>
        <table:table-column table:style-name="co12" table:default-cell-style-name="ce27"/>
        <table:table-column table:style-name="co11" table:default-cell-style-name="ce27"/>
        <table:table-column table:style-name="co13" table:default-cell-style-name="ce27"/>
        <table:table-column table:style-name="co3" table:number-columns-repeated="101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00 steps = 1.8 degrees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reprap.org/wiki/Step_rates" xlink:type="simple">http://reprap.org/wiki/Step_rates</text:a>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<text:a xlink:href="http://prusaprinters.org/calculator/" xlink:type="simple">http://prusaprinters.org/calculator/</text:a>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>
            <text:p>Steps per rotation</text:p>
          </table:table-cell>
          <table:table-cell table:style-name="ce1"/>
          <table:table-cell table:style-name="ce19"/>
          <table:table-cell office:value-type="float" office:value="200" calcext:value-type="float">
            <text:p>200.00000000</text:p>
          </table:table-cell>
          <table:table-cell table:number-columns-repeated="1019"/>
        </table:table-row>
        <table:table-row table:style-name="ro1">
          <table:table-cell/>
          <table:table-cell table:style-name="ce1" office:value-type="string" calcext:value-type="string">
            <text:p>Degrees per step</text:p>
          </table:table-cell>
          <table:table-cell table:style-name="ce1"/>
          <table:table-cell table:style-name="ce19"/>
          <table:table-cell table:formula="of:=360/[.E6]" office:value-type="float" office:value="1.8" calcext:value-type="float">
            <text:p>1.8000000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/>
          <table:table-cell table:style-name="ce1" office:value-type="string" calcext:value-type="string">
            <text:p>Actuation Type</text:p>
          </table:table-cell>
          <table:table-cell table:style-name="ce1" office:value-type="string" calcext:value-type="string">
            <text:p>Full Steps per mm</text:p>
          </table:table-cell>
          <table:table-cell table:style-name="ce19" office:value-type="string" calcext:value-type="string">
            <text:p>Micro Stepping Ratio(2/4/8)</text:p>
          </table:table-cell>
          <table:table-cell table:style-name="ce28" office:value-type="string" calcext:value-type="string">
            <text:p>Steps per mm</text:p>
          </table:table-cell>
          <table:table-cell table:style-name="ce28" office:value-type="string" calcext:value-type="string">
            <text:p>Full rotation / distance mm</text:p>
          </table:table-cell>
          <table:table-cell table:style-name="ce28" office:value-type="string" calcext:value-type="string">
            <text:p>Distance per step mm</text:p>
          </table:table-cell>
          <table:table-cell table:style-name="ce1" table:number-columns-repeated="1017"/>
        </table:table-row>
        <table:table-row table:style-name="ro1">
          <table:table-cell/>
          <table:table-cell office:value-type="string" calcext:value-type="string">
            <text:p>GT2 20 tooth pulley</text:p>
          </table:table-cell>
          <table:table-cell table:style-name="ce27" office:value-type="float" office:value="5" calcext:value-type="float">
            <text:p>5.00000000</text:p>
          </table:table-cell>
          <table:table-cell office:value-type="float" office:value="1" calcext:value-type="float">
            <text:p>1</text:p>
          </table:table-cell>
          <table:table-cell table:formula="of:=[.C11]*[.D11]" office:value-type="float" office:value="5" calcext:value-type="float">
            <text:p>5.00000000</text:p>
          </table:table-cell>
          <table:table-cell table:formula="of:=[.E6]/[.E11]" office:value-type="float" office:value="40" calcext:value-type="float">
            <text:p>40.00000000</text:p>
          </table:table-cell>
          <table:table-cell table:formula="of:=[.F11]/[.E6]" office:value-type="float" office:value="0.2" calcext:value-type="float">
            <text:p>0.20000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standard 8mm threaded rod</text:p>
          </table:table-cell>
          <table:table-cell table:style-name="ce27" office:value-type="float" office:value="160" calcext:value-type="float">
            <text:p>160.00000000</text:p>
          </table:table-cell>
          <table:table-cell office:value-type="float" office:value="1" calcext:value-type="float">
            <text:p>1</text:p>
          </table:table-cell>
          <table:table-cell table:formula="of:=[.C12]*[.D12]" office:value-type="float" office:value="160" calcext:value-type="float">
            <text:p>160.00000000</text:p>
          </table:table-cell>
          <table:table-cell table:formula="of:=[.E6]/[.E12]" office:value-type="float" office:value="1.25" calcext:value-type="float">
            <text:p>1.25000000</text:p>
          </table:table-cell>
          <table:table-cell table:formula="of:=[.F12]/[.E6]" office:value-type="float" office:value="0.00625" calcext:value-type="float">
            <text:p>0.00625000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OpenBuilds 8mm Metric Acme Lead Screw</text:p>
          </table:table-cell>
          <table:table-cell table:style-name="ce27" office:value-type="float" office:value="100" calcext:value-type="float">
            <text:p>100.00000000</text:p>
          </table:table-cell>
          <table:table-cell office:value-type="float" office:value="1" calcext:value-type="float">
            <text:p>1</text:p>
          </table:table-cell>
          <table:table-cell table:formula="of:=[.C13]*[.D13]" office:value-type="float" office:value="100" calcext:value-type="float">
            <text:p>100.00000000</text:p>
          </table:table-cell>
          <table:table-cell table:formula="of:=[.E6]/[.E13]" office:value-type="float" office:value="2" calcext:value-type="float">
            <text:p>2.00000000</text:p>
          </table:table-cell>
          <table:table-cell table:formula="of:=[.F13]/[.E6]" office:value-type="float" office:value="0.01" calcext:value-type="float">
            <text:p>0.01000000</text:p>
          </table:table-cell>
          <table:table-cell table:number-columns-repeated="1017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number:number-style style:name="N112">
      <number:number number:decimal-places="5" number:min-integer-digits="1"/>
    </number:number-style>
    <number:number-style style:name="N113">
      <number:number number:decimal-places="8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0/00/0000</text:date>, <text:time style:data-style-name="N2" text:time-value="11:45:23.10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4DT7H22M50S</meta:editing-duration>
    <meta:editing-cycles>113</meta:editing-cycles>
    <meta:generator>LibreOffice/4.4.2.2$Windows_x86 LibreOffice_project/c4c7d32d0d49397cad38d62472b0bc8acff48dd6</meta:generator>
    <dc:date>2015-06-07T16:18:35.292000000</dc:date>
    <meta:document-statistic meta:table-count="3" meta:cell-count="295" meta:object-count="0"/>
    <meta:user-defined meta:name="Info 1"/>
    <meta:user-defined meta:name="Info 2"/>
    <meta:user-defined meta:name="Info 3"/>
    <meta:user-defined meta:name="Info 4"/>
  </office:meta>
</office:document-meta>
</file>